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Program.getHandler( ComponentManager manager , Context context , RoleManager roles , LogkitLoggerManager logKi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Program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Program.JavaProgram( Class prog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Prog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